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6" style:family="table">
      <style:table-properties style:width="7.1104in" fo:margin-left="0.1042in" fo:break-before="auto" fo:break-after="auto" table:align="left" fo:keep-with-next="auto" style:may-break-between-rows="true" table:border-model="collapsing"/>
    </style:style>
    <style:style style:name="Table6.A" style:family="table-column">
      <style:table-column-properties style:column-width="2.4264in"/>
    </style:style>
    <style:style style:name="Table6.B" style:family="table-column">
      <style:table-column-properties style:column-width="4.684in"/>
    </style:style>
    <style:style style:name="Table6.1" style:family="table-row">
      <style:table-row-properties fo:keep-together="auto"/>
    </style:style>
    <style:style style:name="Table6.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6.B1" style:family="table-cell">
      <style:table-cell-properties fo:background-color="#cccccc" fo:padding="0.0194in" fo:border="0.05pt solid #000000" style:writing-mode="page">
        <style:background-image/>
      </style:table-cell-properties>
    </style:style>
    <style:style style:name="Table6.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6.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left="0.1043in" fo:margin-right="0.1043in" fo:margin-top="0.1043in" fo:margin-bottom="0.1043in" loext:contextual-spacing="false" fo:text-indent="0in" style:auto-text-indent="false"/>
      <style:text-properties officeooo:paragraph-rsid="001a0c80"/>
    </style:style>
    <style:style style:name="P2" style:family="paragraph" style:parent-style-name="Text_20_body">
      <style:paragraph-properties fo:margin-left="0.1043in" fo:margin-right="0.1043in" fo:margin-top="0.1043in" fo:margin-bottom="0.1043in" loext:contextual-spacing="false" fo:text-indent="0in" style:auto-text-indent="false"/>
      <style:text-properties fo:language="es" fo:country="AR" officeooo:paragraph-rsid="001a0c80" loext:padding="0in" loext:border="none"/>
    </style:style>
    <style:style style:name="P3" style:family="paragraph" style:parent-style-name="Text_20_body">
      <style:paragraph-properties fo:margin-left="0.1043in" fo:margin-right="0.1043in" fo:margin-top="0.1043in" fo:margin-bottom="0.1043in" loext:contextual-spacing="false" fo:text-indent="0in" style:auto-text-indent="false"/>
      <style:text-properties fo:language="es" fo:country="AR" style:text-underline-style="solid" style:text-underline-width="auto" style:text-underline-color="font-color" officeooo:paragraph-rsid="001a0c80" loext:padding="0in" loext:border="none"/>
    </style:style>
    <style:style style:name="P4" style:family="paragraph" style:parent-style-name="Text_20_body">
      <style:paragraph-properties fo:margin-top="0.1043in" fo:margin-bottom="0.1043in" loext:contextual-spacing="false"/>
      <style:text-properties officeooo:paragraph-rsid="001a0c80"/>
    </style:style>
    <style:style style:name="P5" style:family="paragraph" style:parent-style-name="Text_20_body">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6" style:family="paragraph" style:parent-style-name="Text_20_body">
      <style:paragraph-properties fo:margin-top="0.1043in" fo:margin-bottom="0.1043in" loext:contextual-spacing="false"/>
      <style:text-properties style:font-name="Liberation Serif" fo:language="es" fo:country="AR" officeooo:paragraph-rsid="001a0c80" style:font-name-asian="WenQuanYi Micro Hei" style:font-name-complex="FreeSans" loext:padding="0in" loext:border="none"/>
    </style:style>
    <style:style style:name="P7" style:family="paragraph" style:parent-style-name="Text_20_body">
      <style:paragraph-properties fo:margin-top="0.1043in" fo:margin-bottom="0.1043in" loext:contextual-spacing="false"/>
      <style:text-properties fo:language="es" fo:country="AR" officeooo:paragraph-rsid="001a0c80" loext:padding="0in" loext:border="none"/>
    </style:style>
    <style:style style:name="P8" style:family="paragraph" style:parent-style-name="Text_20_body">
      <style:paragraph-properties fo:margin-top="0.1043in" fo:margin-bottom="0.1043in" loext:contextual-spacing="false"/>
      <style:text-properties fo:language="es" fo:country="AR" officeooo:paragraph-rsid="0026246f"/>
    </style:style>
    <style:style style:name="P9" style:family="paragraph" style:parent-style-name="Standard">
      <style:paragraph-properties fo:margin-top="0.1043in" fo:margin-bottom="0.1043in" loext:contextual-spacing="false"/>
      <style:text-properties style:font-name="Liberation Serif" fo:language="es" fo:country="ES" officeooo:paragraph-rsid="001a0c80" style:font-name-asian="WenQuanYi Micro Hei" style:font-name-complex="FreeSans" loext:padding="0in" loext:border="none"/>
    </style:style>
    <style:style style:name="P10"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1a0c80"/>
    </style:style>
    <style:style style:name="P11" style:family="paragraph" style:parent-style-name="Text_20_body">
      <style:paragraph-properties fo:margin-left="0in" fo:margin-right="0.1in" fo:margin-top="0.1043in" fo:margin-bottom="0.1043in" loext:contextual-spacing="false" fo:text-indent="0in" style:auto-text-indent="false" style:writing-mode="page"/>
      <style:text-properties fo:language="es" fo:country="AR" officeooo:paragraph-rsid="001a0c80" loext:padding="0in" loext:border="none"/>
    </style:style>
    <style:style style:name="P12" style:family="paragraph" style:parent-style-name="Heading_20_1">
      <loext:graphic-properties draw:fill="solid" draw:fill-color="#6666ff" draw:opacity="100%"/>
      <style:paragraph-properties fo:margin-left="0in" fo:margin-right="0.1in" fo:margin-top="0.1043in" fo:margin-bottom="0.1043in" loext:contextual-spacing="false" fo:text-indent="0in" style:auto-text-indent="false" fo:background-color="#6666ff" style:writing-mode="page"/>
      <style:text-properties fo:color="#000000" fo:language="es" fo:country="AR" officeooo:paragraph-rsid="001a0c80" loext:padding="0in" loext:border="none"/>
    </style:style>
    <style:style style:name="P13" style:family="paragraph" style:parent-style-name="Caption">
      <style:text-properties fo:language="es" fo:country="AR"/>
    </style:style>
    <style:style style:name="P14" style:family="paragraph" style:parent-style-name="Caption">
      <style:text-properties fo:language="es" fo:country="AR" fo:font-style="italic" fo:font-weight="bold"/>
    </style:style>
    <style:style style:name="P1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es" fo:country="AR" fo:font-style="normal" fo:text-shadow="none" style:text-underline-style="none" fo:font-weight="bold" officeooo:paragraph-rsid="001a0c80"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es" fo:country="AR" fo:font-style="normal" fo:text-shadow="none" style:text-underline-style="none" fo:font-weight="normal" officeooo:paragraph-rsid="001a0c80"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Preformatted_20_Text">
      <style:text-properties fo:language="es" fo:country="AR"/>
    </style:style>
    <style:style style:name="P18" style:family="paragraph" style:parent-style-name="Caption">
      <style:paragraph-properties fo:margin-top="0in" fo:margin-bottom="0.0799in" loext:contextual-spacing="false" text:number-lines="false" text:line-number="0" style:writing-mode="page"/>
      <style:text-properties officeooo:paragraph-rsid="00442cc0"/>
    </style:style>
    <style:style style:name="P19" style:family="paragraph" style:parent-style-name="Heading_20_2">
      <style:paragraph-properties fo:margin-top="0.1043in" fo:margin-bottom="0.1043in" loext:contextual-spacing="false"/>
      <style:text-properties style:font-name="Liberation Serif" fo:language="es" fo:country="AR" officeooo:paragraph-rsid="001a0c80" style:font-name-asian="WenQuanYi Micro Hei" style:font-name-complex="FreeSans" loext:padding="0in" loext:border="none"/>
    </style:style>
    <style:style style:name="P20" style:family="paragraph" style:parent-style-name="Heading_20_2">
      <style:paragraph-properties fo:margin-left="0in" fo:margin-right="0.1in" fo:margin-top="0.1043in" fo:margin-bottom="0.1043in" loext:contextual-spacing="false" fo:text-indent="0in" style:auto-text-indent="false" style:writing-mode="page"/>
      <style:text-properties fo:language="es" fo:country="AR" officeooo:paragraph-rsid="001a0c80" loext:padding="0in" loext:border="none"/>
    </style:style>
    <style:style style:name="P21" style:family="paragraph" style:parent-style-name="Heading_20_2">
      <style:paragraph-properties fo:margin-left="0.1043in" fo:margin-right="0.1043in" fo:margin-top="0.1043in" fo:margin-bottom="0.1043in" loext:contextual-spacing="false" fo:text-indent="0in" style:auto-text-indent="false"/>
      <style:text-properties fo:language="es" fo:country="AR" officeooo:paragraph-rsid="001a0c80" loext:padding="0in" loext:border="none"/>
    </style:style>
    <style:style style:name="P22" style:family="paragraph" style:parent-style-name="Preformatted_20_Text" style:list-style-name="L10">
      <style:text-properties fo:language="es" fo:country="AR"/>
    </style:style>
    <style:style style:name="P23" style:family="paragraph" style:parent-style-name="Heading_20_3">
      <style:paragraph-properties fo:margin-top="0.1043in" fo:margin-bottom="0.1043in" loext:contextual-spacing="false"/>
      <style:text-properties style:font-name="Liberation Serif" fo:language="es" fo:country="AR" officeooo:paragraph-rsid="001a0c80" style:font-name-asian="WenQuanYi Micro Hei" style:font-name-complex="FreeSans" loext:padding="0in" loext:border="none"/>
    </style:style>
    <style:style style:name="P24" style:family="paragraph" style:parent-style-name="Heading_20_3">
      <style:paragraph-properties fo:margin-left="0in" fo:margin-right="0.1in" fo:margin-top="0.1043in" fo:margin-bottom="0.1043in" loext:contextual-spacing="false" fo:text-indent="0in" style:auto-text-indent="false" style:writing-mode="page"/>
      <style:text-properties fo:language="es" fo:country="AR" officeooo:paragraph-rsid="001a0c80" loext:padding="0in" loext:border="none"/>
    </style:style>
    <style:style style:name="P25" style:family="paragraph" style:parent-style-name="Heading_20_3">
      <style:paragraph-properties fo:margin-left="0.1043in" fo:margin-right="0.1043in" fo:margin-top="0.1043in" fo:margin-bottom="0.1043in" loext:contextual-spacing="false" fo:text-indent="0in" style:auto-text-indent="false"/>
      <style:text-properties fo:language="es" fo:country="AR" officeooo:paragraph-rsid="001a0c80" loext:padding="0in" loext:border="none"/>
    </style:style>
    <style:style style:name="P26" style:family="paragraph" style:parent-style-name="Heading_20_4">
      <style:text-properties fo:language="es" fo:country="AR"/>
    </style:style>
    <style:style style:name="P27" style:family="paragraph" style:parent-style-name="Heading_20_4">
      <style:text-properties fo:language="es" fo:country="AR" officeooo:paragraph-rsid="0033e540"/>
    </style:style>
    <style:style style:name="P28" style:family="paragraph" style:parent-style-name="Text_20_body" style:list-style-name="L1">
      <style:paragraph-properties fo:margin-left="0.1043in" fo:margin-right="0.1043in" fo:margin-top="0.1043in" fo:margin-bottom="0.1043in" loext:contextual-spacing="false" fo:text-indent="0in" style:auto-text-indent="false"/>
      <style:text-properties fo:language="es" fo:country="AR" officeooo:paragraph-rsid="001a0c80" loext:padding="0in" loext:border="none"/>
    </style:style>
    <style:style style:name="P29" style:family="paragraph" style:parent-style-name="Text_20_body" style:list-style-name="L1">
      <style:paragraph-properties fo:margin-left="0.1043in" fo:margin-right="0.1043in" fo:margin-top="0.1043in" fo:margin-bottom="0.1043in" loext:contextual-spacing="false" fo:text-indent="0in" style:auto-text-indent="false"/>
      <style:text-properties fo:language="es" fo:country="AR" officeooo:paragraph-rsid="0027686e" loext:padding="0in" loext:border="none"/>
    </style:style>
    <style:style style:name="P30" style:family="paragraph" style:parent-style-name="Text_20_body" style:list-style-name="L2">
      <style:paragraph-properties fo:margin-left="0.1043in" fo:margin-right="0.1043in" fo:margin-top="0.1043in" fo:margin-bottom="0.1043in" loext:contextual-spacing="false" fo:text-indent="0in" style:auto-text-indent="false"/>
      <style:text-properties fo:language="es" fo:country="AR" officeooo:paragraph-rsid="001a0c80" loext:padding="0in" loext:border="none"/>
    </style:style>
    <style:style style:name="P31" style:family="paragraph" style:parent-style-name="Text_20_body" style:list-style-name="L3">
      <style:paragraph-properties fo:margin-left="0.1043in" fo:margin-right="0.1043in" fo:margin-top="0.1043in" fo:margin-bottom="0.1043in" loext:contextual-spacing="false" fo:text-indent="0in" style:auto-text-indent="false"/>
      <style:text-properties fo:language="es" fo:country="AR" officeooo:paragraph-rsid="001a0c80" loext:padding="0in" loext:border="none"/>
    </style:style>
    <style:style style:name="P32" style:family="paragraph" style:parent-style-name="Text_20_body" style:list-style-name="L4">
      <style:paragraph-properties fo:margin-left="0.1043in" fo:margin-right="0.1043in" fo:margin-top="0.1043in" fo:margin-bottom="0.1043in" loext:contextual-spacing="false" fo:text-indent="0in" style:auto-text-indent="false"/>
      <style:text-properties fo:language="es" fo:country="AR" officeooo:paragraph-rsid="001a0c80" loext:padding="0in" loext:border="none"/>
    </style:style>
    <style:style style:name="P33" style:family="paragraph" style:parent-style-name="Text_20_body" style:list-style-name="L4">
      <style:paragraph-properties fo:margin-left="0.1043in" fo:margin-right="0.1043in" fo:margin-top="0.1043in" fo:margin-bottom="0.1043in" loext:contextual-spacing="false" fo:text-indent="0in" style:auto-text-indent="false"/>
      <style:text-properties fo:language="es" fo:country="AR" officeooo:paragraph-rsid="0033e540" loext:padding="0in" loext:border="none"/>
    </style:style>
    <style:style style:name="P34" style:family="paragraph" style:parent-style-name="Text_20_body" style:list-style-name="L5">
      <style:paragraph-properties fo:margin-left="0.1043in" fo:margin-right="0.1043in" fo:margin-top="0.1043in" fo:margin-bottom="0.1043in" loext:contextual-spacing="false" fo:text-indent="0in" style:auto-text-indent="false"/>
      <style:text-properties fo:language="es" fo:country="AR" officeooo:paragraph-rsid="001a0c80" loext:padding="0in" loext:border="none"/>
    </style:style>
    <style:style style:name="P35" style:family="paragraph" style:parent-style-name="Text_20_body" style:list-style-name="L6">
      <style:paragraph-properties fo:margin-left="0.1043in" fo:margin-right="0.1043in" fo:margin-top="0.1043in" fo:margin-bottom="0.1043in" loext:contextual-spacing="false" fo:text-indent="0in" style:auto-text-indent="false"/>
      <style:text-properties fo:language="es" fo:country="AR" officeooo:paragraph-rsid="001a0c80" loext:padding="0in" loext:border="none"/>
    </style:style>
    <style:style style:name="P36" style:family="paragraph" style:parent-style-name="Text_20_body" style:list-style-name="L7">
      <style:paragraph-properties fo:margin-left="0.1043in" fo:margin-right="0.1043in" fo:margin-top="0.1043in" fo:margin-bottom="0.1043in" loext:contextual-spacing="false" fo:text-indent="0in" style:auto-text-indent="false"/>
      <style:text-properties fo:language="es" fo:country="AR" officeooo:paragraph-rsid="001a0c80" loext:padding="0in" loext:border="none"/>
    </style:style>
    <style:style style:name="P37" style:family="paragraph" style:parent-style-name="Text_20_body" style:list-style-name="L8">
      <style:paragraph-properties fo:margin-left="0.1043in" fo:margin-right="0.1043in" fo:margin-top="0.1043in" fo:margin-bottom="0.1043in" loext:contextual-spacing="false" fo:text-indent="0in" style:auto-text-indent="false"/>
      <style:text-properties fo:language="es" fo:country="AR" officeooo:paragraph-rsid="001a0c80" loext:padding="0in" loext:border="none"/>
    </style:style>
    <style:style style:name="P38" style:family="paragraph" style:parent-style-name="Text_20_body" style:list-style-name="L8">
      <style:paragraph-properties fo:margin-left="0.1043in" fo:margin-right="0.1043in" fo:margin-top="0.1043in" fo:margin-bottom="0.1043in" loext:contextual-spacing="false" fo:text-indent="0in" style:auto-text-indent="false"/>
      <style:text-properties fo:language="es" fo:country="AR" officeooo:paragraph-rsid="003a96bf" loext:padding="0in" loext:border="none"/>
    </style:style>
    <style:style style:name="P39" style:family="paragraph" style:parent-style-name="Text_20_body" style:list-style-name="L9">
      <style:paragraph-properties fo:margin-left="0.1043in" fo:margin-right="0.1043in" fo:margin-top="0.1043in" fo:margin-bottom="0.1043in" loext:contextual-spacing="false" fo:text-indent="0in" style:auto-text-indent="false"/>
      <style:text-properties fo:language="es" fo:country="AR" officeooo:paragraph-rsid="001a0c80" loext:padding="0in" loext:border="none"/>
    </style:style>
    <style:style style:name="P40" style:family="paragraph" style:parent-style-name="Text_20_body" style:list-style-name="L10">
      <style:paragraph-properties fo:margin-left="0.1043in" fo:margin-right="0.1043in" fo:margin-top="0.1043in" fo:margin-bottom="0.1043in" loext:contextual-spacing="false" fo:text-indent="0in" style:auto-text-indent="false"/>
      <style:text-properties fo:language="es" fo:country="AR" officeooo:paragraph-rsid="001a0c80" loext:padding="0in" loext:border="none"/>
    </style:style>
    <style:style style:name="P41" style:family="paragraph" style:parent-style-name="Text_20_body" style:list-style-name="L11">
      <style:paragraph-properties fo:margin-left="0.1043in" fo:margin-right="0.1043in" fo:margin-top="0.1043in" fo:margin-bottom="0.1043in" loext:contextual-spacing="false" fo:text-indent="0in" style:auto-text-indent="false"/>
      <style:text-properties fo:language="es" fo:country="AR" officeooo:paragraph-rsid="001a0c80" loext:padding="0in" loext:border="none"/>
    </style:style>
    <style:style style:name="P42" style:family="paragraph" style:parent-style-name="Text_20_body">
      <style:paragraph-properties fo:margin-left="0.1043in" fo:margin-right="0.1043in" fo:margin-top="0.1043in" fo:margin-bottom="0.1043in" loext:contextual-spacing="false" fo:text-indent="0in" style:auto-text-indent="false"/>
      <style:text-properties fo:language="es" fo:country="AR" officeooo:paragraph-rsid="001a0c80" loext:padding="0in" loext:border="none"/>
    </style:style>
    <style:style style:name="P43"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1a0c80"/>
    </style:style>
    <style:style style:name="P44"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1e0380"/>
    </style:style>
    <style:style style:name="P45" style:family="paragraph" style:parent-style-name="Text_20_body" style:list-style-name="L10">
      <style:paragraph-properties fo:margin-top="0.1043in" fo:margin-bottom="0.1043in" loext:contextual-spacing="false"/>
      <style:text-properties fo:language="es" fo:country="AR" officeooo:paragraph-rsid="001a0c80" loext:padding="0in" loext:border="none"/>
    </style:style>
    <style:style style:name="T1" style:family="text">
      <style:text-properties loext:padding="0in" loext:border="none"/>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e0380" style:font-weight-asian="bold" style:font-weight-complex="bold"/>
    </style:style>
    <style:style style:name="T5" style:family="text">
      <style:text-properties fo:font-weight="bold" loext:padding="0in" loext:border="none"/>
    </style:style>
    <style:style style:name="T6" style:family="text">
      <style:text-properties fo:font-style="italic"/>
    </style:style>
    <style:style style:name="T7" style:family="text">
      <style:text-properties fo:font-style="italic" fo:font-weight="bold"/>
    </style:style>
    <style:style style:name="T8" style:family="text">
      <style:text-properties style:text-underline-style="solid" style:text-underline-width="auto" style:text-underline-color="font-color"/>
    </style:style>
    <style:style style:name="T9" style:family="text">
      <style:text-properties officeooo:rsid="001e0380"/>
    </style:style>
    <style:style style:name="T10" style:family="text">
      <style:text-properties fo:language="es" fo:country="AR"/>
    </style:style>
    <style:style style:name="T11" style:family="text">
      <style:text-properties fo:language="es" fo:country="AR" loext:padding="0in" loext:border="none"/>
    </style:style>
    <style:style style:name="T12" style:family="text">
      <style:text-properties fo:language="es" fo:country="AR" officeooo:rsid="001d3004"/>
    </style:style>
    <style:style style:name="T13" style:family="text">
      <style:text-properties fo:language="es" fo:country="AR" officeooo:rsid="00282a71" loext:padding="0in" loext:border="none"/>
    </style:style>
    <style:style style:name="T14" style:family="text">
      <style:text-properties fo:language="es" fo:country="AR" officeooo:rsid="0028c78b"/>
    </style:style>
    <style:style style:name="T15" style:family="text">
      <style:text-properties fo:language="es" fo:country="AR" officeooo:rsid="0033e540" loext:padding="0in" loext:border="none"/>
    </style:style>
    <style:style style:name="T16" style:family="text">
      <style:text-properties fo:language="es" fo:country="AR" officeooo:rsid="0039675b" loext:padding="0in" loext:border="none"/>
    </style:style>
    <style:style style:name="T17" style:family="text">
      <style:text-properties fo:language="es" fo:country="AR" officeooo:rsid="003aa041" loext:padding="0in" loext:border="none"/>
    </style:style>
    <style:style style:name="T18" style:family="text">
      <style:text-properties fo:language="es" fo:country="AR" officeooo:rsid="003c70f2"/>
    </style:style>
    <style:style style:name="T19" style:family="text">
      <style:text-properties fo:language="es" fo:country="AR" fo:font-style="italic" fo:font-weight="bold"/>
    </style:style>
    <style:style style:name="T20" style:family="text">
      <style:text-properties officeooo:rsid="0024fcf5"/>
    </style:style>
    <style:style style:name="T21" style:family="text">
      <style:text-properties officeooo:rsid="00259b7a"/>
    </style:style>
    <style:style style:name="T22" style:family="text">
      <style:text-properties officeooo:rsid="0026246f"/>
    </style:style>
    <style:style style:name="T23" style:family="text">
      <style:text-properties officeooo:rsid="0026246f" loext:padding="0in" loext:border="none"/>
    </style:style>
    <style:style style:name="T24" style:family="text">
      <style:text-properties fo:language="es" fo:country="ES"/>
    </style:style>
    <style:style style:name="T25" style:family="text">
      <style:text-properties officeooo:rsid="0027686e"/>
    </style:style>
    <style:style style:name="T26" style:family="text">
      <style:text-properties officeooo:rsid="00282a71"/>
    </style:style>
    <style:style style:name="T27" style:family="text">
      <style:text-properties officeooo:rsid="0028c78b"/>
    </style:style>
    <style:style style:name="T28" style:family="text">
      <style:text-properties officeooo:rsid="002a103e"/>
    </style:style>
    <style:style style:name="T29" style:family="text">
      <style:text-properties officeooo:rsid="002b72a3"/>
    </style:style>
    <style:style style:name="T30" style:family="text">
      <style:text-properties officeooo:rsid="002cb11c"/>
    </style:style>
    <style:style style:name="T31" style:family="text">
      <style:text-properties officeooo:rsid="002e90f3"/>
    </style:style>
    <style:style style:name="T32" style:family="text">
      <style:text-properties officeooo:rsid="00308b6b"/>
    </style:style>
    <style:style style:name="T33" style:family="text">
      <style:text-properties officeooo:rsid="0033aedf"/>
    </style:style>
    <style:style style:name="T34" style:family="text">
      <style:text-properties officeooo:rsid="0033e540"/>
    </style:style>
    <style:style style:name="T35" style:family="text">
      <style:text-properties officeooo:rsid="003611b8"/>
    </style:style>
    <style:style style:name="T36" style:family="text">
      <style:text-properties officeooo:rsid="00378fa9"/>
    </style:style>
    <style:style style:name="T37" style:family="text">
      <style:text-properties officeooo:rsid="0039675b"/>
    </style:style>
    <style:style style:name="T38" style:family="text">
      <style:text-properties officeooo:rsid="00396fe0"/>
    </style:style>
    <style:style style:name="T39" style:family="text">
      <style:text-properties officeooo:rsid="003a96bf"/>
    </style:style>
    <style:style style:name="T40" style:family="text">
      <style:text-properties officeooo:rsid="003aa041"/>
    </style:style>
    <style:style style:name="T41" style:family="text">
      <style:text-properties officeooo:rsid="003c21ff"/>
    </style:style>
    <style:style style:name="T42" style:family="text">
      <style:text-properties officeooo:rsid="003c70f2"/>
    </style:style>
    <style:style style:name="T43" style:family="text">
      <style:text-properties officeooo:rsid="003df56e"/>
    </style:style>
    <style:style style:name="T44" style:family="text">
      <style:text-properties officeooo:rsid="003e5990"/>
    </style:style>
    <style:style style:name="T45" style:family="text">
      <style:text-properties officeooo:rsid="003f0e8c"/>
    </style:style>
    <style:style style:name="T46" style:family="text">
      <style:text-properties fo:font-size="12pt" fo:language="es" fo:country="AR" fo:font-style="italic" fo:font-weight="bold" style:font-size-asian="12pt" style:font-style-asian="italic" style:font-name-complex="FreeSans1" style:font-size-complex="12pt" style:font-style-complex="italic"/>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 <text:tab/>Gestoría de Software</text:p>
      <text:h text:style-name="P19" text:outline-level="2"><text:bookmark text:name="toc-Subsection-5.1"/>5.1 <text:tab/>Introducción</text:h>
      <text:h text:style-name="P23" text:outline-level="3"><text:bookmark text:name="toc-Subsubsection-5.1.1"/>5.1.1 <text:tab/>Métodos</text:h>
      <text:p text:style-name="P9"><text:bookmark text:name="result_box"/>Synaptic es el método recomendado para que los principiantes administren paquetes de software, aunque también hay otros métodos disponibles que pueden ser necesarios para determinadas situaciones.</text:p>
      <text:h text:style-name="P23" text:outline-level="3"><text:bookmark text:name="toc-Subsubsection-5.1.2"/>5.1.2 <text:tab/>Paquetes</text:h>
      <text:p text:style-name="P6"><text:span text:style-name="T20">Las o</text:span>peraciones de software en MX <text:span text:style-name="T20">se</text:span> realiza<text:span text:style-name="T20">n</text:span> a través del Advanced Package Tool (APT) del sistema operativo. <text:span text:style-name="T20">El </text:span>Software esta proveído en forma de paquete: un paquete de datos, no ejecutable e independiente que contiene <text:span text:style-name="T20">las </text:span>instrucciones para el <text:span text:style-name="T20">administr</text:span>ador de paquetes acerca de su instalación. Están almacenad<text:span text:style-name="T20">o</text:span>s en servidores llamad<text:span text:style-name="T20">o</text:span>s repositorios, y pueden ser navegad<text:span text:style-name="T20">os</text:span>, descargad<text:span text:style-name="T20">os</text:span> e insta<text:span text:style-name="T20">lados</text:span> a través de un software especial llamad<text:span text:style-name="T20">o</text:span> gestor de paquetes. El gestor de paquetes recomendad<text:span text:style-name="T20">o</text:span> para MX es Synaptic, aunque la utilidad apt-get para la línea de comandos está incluid<text:span text:style-name="T20">a</text:span> para aquellos quien lo prefieren. La utilidad gráfic<text:span text:style-name="T20">a</text:span>, Gdebi, <text:span text:style-name="T20">se utiliza</text:span> para ficheros, *.deb, <text:span text:style-name="T20">con</text:span> solo <text:span text:style-name="T20">hacer </text:span>clic en el nombre del fichero; un alternativa es abrir un<text:span text:style-name="T20">a</text:span> terminal y utilizar el comando dpkg -i nombre_paquete.deb</text:p>
      <text:p text:style-name="P7">La mayoría de paquetes t<text:span text:style-name="T21">ienen</text:span> una ó más <text:span text:style-name="T2">dependencias</text:span>, que quiere decir que existe un<text:span text:style-name="T21">o</text:span> o más paquetes adicionales que tienen que ser <text:span text:style-name="T44">instalados</text:span> para que el paquete principal funcion<text:span text:style-name="T21">e</text:span> correctamente. El sistema APT está diseñado para manejar estas dependencias automáticamente; en otras palabras, cuando intent<text:span text:style-name="T21">e</text:span> instalar un paquete cuy<text:span text:style-name="T21">as</text:span> dependencias no están ya instalad<text:span text:style-name="T21">a</text:span>s, el gestor de paquetes APT, seleccion<text:span text:style-name="T21">a</text:span> automáticamente las dependencias para que sean instalados también. Puede suceder que estas dependencias no pued<text:span text:style-name="T21">a</text:span>n ser satisfech<text:span text:style-name="T21">as</text:span>, impidiendo la instalación de un paquete.</text:p>
      <text:h text:style-name="P19" text:outline-level="2"><text:bookmark text:name="toc-Subsection-5.2"/>5.2 <text:tab/>Repositorios</text:h>
      <text:p text:style-name="P6">Los repositorios APT (repos) son mucho más que solo sitios web con software descargable. los paquetes en los repositorios están especialmente organizados e indexados para acceder a través de un administrador de paquetes, en lugar de navegar directamente <text:span text:style-name="T22">a ellos</text:span>.</text:p>
      <text:h text:style-name="P23" text:outline-level="3"><text:bookmark text:name="toc-Subsubsection-5.2.1"/>5.2.1 <text:tab/>Repos estándares</text:h>
      <text:p text:style-name="P6">MX Linux viene con un conjunt<text:span text:style-name="T22">o</text:span> de repositorios habilitados que ofrece <text:span text:style-name="T22">dos cosas</text:span>: seguridad y selección. Si es nuevo en MX Linux (y especialmente si es nuevo en Linux), es recomenda<text:span text:style-name="T22">ble</text:span> que sig<text:span text:style-name="T22">a</text:span> con los repositorios predeterminados al comienzo. P<text:span text:style-name="T22">or</text:span> razones de seguridad, estos repositorios están <text:soft-page-break/>firmad<text:span text:style-name="T22">o</text:span>s digitalmente, <text:span text:style-name="T22">esto</text:span> significa que los paquetes están autenticado<text:span text:style-name="T22">s</text:span> con un<text:span text:style-name="T22">a</text:span> llave de encriptado para asegurar<text:span text:style-name="T22">le</text:span> que <text:span text:style-name="T22">sea</text:span>n auténticos. Si instala paquetes desde repos no Debian y sin esa llave, recibirá un aviso que el paquete no pudo ser autenticado. Para quitar ese aviso y asegurar<text:span text:style-name="T22">se</text:span> que su instalación es segur<text:span text:style-name="T22">a</text:span>, necesita instalar las llaves faltantes utilizando Check Apt GPG (en MX Herramientas).</text:p>
      <text:p text:style-name="P8"><text:span text:style-name="T1">Es más fácil agregar, remover o editar repositorios utilizando Synaptic, aunque, pueden ser </text:span><text:span text:style-name="T23">modificados</text:span><text:span text:style-name="T1"> a mano a través de editar ficheros de texto en </text:span><text:span text:style-name="T5">/etc/apt/</text:span><text:span text:style-name="T1"> dentro de un</text:span><text:span text:style-name="T23">a</text:span><text:span text:style-name="T1"> terminal raíz. </text:span><text:span text:style-name="T23">E</text:span><text:span text:style-name="T1">n Synaptic, clic </text:span><text:span text:style-name="T5">Ajustes &gt; Repositorios</text:span><text:span text:style-name="T1">, </text:span><text:bookmark text:name="result_box1"/><text:span text:style-name="T24">luego haga clic en el botón Nuevo y agregue la información</text:span><text:span text:style-name="T1">. La información del repo es frecuentemente dada en una sola línea, como est</text:span><text:span text:style-name="T23">a</text:span><text:span text:style-name="T1">:</text:span></text:p>
      <text:p text:style-name="P17">deb http://main.mepis-deb.org/mepiscr/mx-test/ mx-16 test </text:p>
      <text:p text:style-name="P7">Tenga cuidado de anotar la ubicación de los espacios que separan la información en cuatro partes que luego se ingresan en líneas separadas en Synaptic.</text:p>
      <text:p text:style-name="P7"><draw:frame draw:style-name="fr1" draw:name="Image117" text:anchor-type="as-char" svg:width="4.8543in" svg:height="3.3854in" draw:z-index="0"><draw:image xlink:href="../grafix/SynapticRepos16.png" xlink:type="simple" xlink:show="embed" xlink:actuate="onLoad" loext:mime-type="image/png"/><svg:title>figura grafix/SynapticRepos16.png</svg:title></draw:frame><text:s/></text:p>
      <text:p text:style-name="P13">Figura 5-1: Repos, con el principal repo de test resaltado</text:p>
      <text:p text:style-name="P7">Algunos repositorios llevan etiquetas especiales:</text:p>
      <text:list xml:id="list124488683" text:style-name="L1">
        <text:list-item>
          <text:p text:style-name="P28"><text:span text:style-name="T2">contrib</text:span>, que dependen o son accesorios para paquetes no libres.</text:p>
        </text:list-item>
        <text:list-item>
          <text:p text:style-name="P28"><text:span text:style-name="T2">non-free</text:span>, para aquellos que no cumplen con los lineamientos Debian para software libre (DFSG).</text:p>
        </text:list-item>
        <text:list-item>
          <text:p text:style-name="P28"><text:span text:style-name="T2">security</text:span>, contiene actualizaciones solamente relacionada<text:span text:style-name="T25">s</text:span> con seguridad.</text:p>
        </text:list-item>
        <text:list-item>
          <text:p text:style-name="P29"><text:soft-page-break/><text:span text:style-name="T2">backports</text:span>, contienen paquetes de versiones más nuevas de Debian que han sido compilad<text:span text:style-name="T25">as</text:span> de forma retroactiva para Debian Stable (la versión MX está construida <text:span text:style-name="T25">así</text:span>) para mantener su sistema operativo <text:span text:style-name="T25">al día de</text:span> hoy.</text:p>
        </text:list-item>
        <text:list-item>
          <text:p text:style-name="P28"><text:span text:style-name="T2">MX</text:span>, contiene los paquetes especiales que hace MX distinto a Debian estable.</text:p>
        </text:list-item>
      </text:list>
      <text:p text:style-name="P10"><text:span text:style-name="T11">La lista actual de los MX repositorios estándares está en </text:span><text:a xlink:type="simple" xlink:href="https://mxlinux.org/wiki/system/repos-mx-15" text:style-name="Internet_20_link" text:visited-style-name="Visited_20_Internet_20_Link">MX/antiX Wiki</text:a><text:span text:style-name="T11">. </text:span></text:p>
      <text:h text:style-name="P24" text:outline-level="3"><text:bookmark text:name="toc-Subsubsection-5.2.2"/>5.2.2 <text:tab/>Repos de la comunidad</text:h>
      <text:p text:style-name="P11">MX Linux tiene su propio Repo de la Comunidad <text:span text:style-name="T26">y</text:span> contiene paquetes compilados y mantenidos por los Empaquetadores de MX. Estos paquetes <text:span text:style-name="T26">so</text:span>n distinto<text:span text:style-name="T26">s</text:span> de los paquetes oficiales de MX que viene<text:span text:style-name="T26">n</text:span> desde Debian estable, y puede<text:span text:style-name="T26">n</text:span> haber sido incorporado<text:span text:style-name="T26">s</text:span> de versiones de Debian en desarrollo (testing, sid o hasta experimental), desde desarrollo de antiX o desde otras fuentes. Los Repos de la Comunidad <text:span text:style-name="T26">son</text:span> fundamental<text:span text:style-name="T26">es</text:span> para MX Linux porque permite<text:span text:style-name="T26">n</text:span> un SO basad<text:span text:style-name="T26">o</text:span> en Debian estable, mantenerse al tanto de desarrollo<text:span text:style-name="T26">s</text:span> importantes en software.</text:p>
      <text:p text:style-name="P7">El propósito del MX Test Repo es para recibir retro-alimentación de usuarios antes que los paquetes <text:span text:style-name="T26">pasen</text:span> al MX Repo Principal. La manera más fácil de instalar de MX Test es utilizar el MX Instalador de Paquetes (Sección 3.2.14), porque se ocupa de manejar muchos pasos automáticamente. </text:p>
      <text:p text:style-name="P4"><text:span text:style-name="T11">Para enterarse más acerca de </text:span><text:span text:style-name="T13">lo </text:span><text:span text:style-name="T11">que est</text:span><text:span text:style-name="T13">á</text:span><text:span text:style-name="T11"> disponible, quienes son los empaquetadores </text:span><text:span text:style-name="T13">y</text:span><text:span text:style-name="T11"> hasta como involucrase, ver </text:span><text:a xlink:type="simple" xlink:href="https://mxlinux.org/community-repo" text:style-name="Internet_20_link" text:visited-style-name="Visited_20_Internet_20_Link">MX Community Packaging Project</text:a><text:span text:style-name="T11">. </text:span></text:p>
      <text:h text:style-name="P23" text:outline-level="3"><text:bookmark text:name="toc-Subsubsection-5.2.3"/>5.2.3 <text:tab/>Repos Dedicados</text:h>
      <text:p text:style-name="P6">Además de los repositorios generales, tales como, Debian, MX y Comunidad, también existen algunos repositorios dedicad<text:span text:style-name="T27">os</text:span> a una sola aplicación. Cuando agregue una de ellas, sea direct<text:span text:style-name="T27">amente</text:span> o a través de Synaptic, entonces s<text:span text:style-name="T27">eguirá</text:span> recibiendo actualizaciones de ella. Algunas están pre-cargadas pero no habilitad<text:span text:style-name="T27">as</text:span>, otras serán agregad<text:span text:style-name="T27">as</text:span> por el usuario.</text:p>
      <text:p text:style-name="P6">Aquí un ejemplo común (VirtualBox):</text:p>
      <text:p text:style-name="P17">deb http://download.virtualbox.org/virtualbox/debian/stable contrib </text:p>
      <text:h text:style-name="P23" text:outline-level="3">5.2.4 <text:tab/>Repos de Desarrollo</text:h>
      <text:p text:style-name="P5"><text:span text:style-name="T10">Una categoría final de repositorio existe para adquirir </text:span><text:span text:style-name="T14">la</text:span><text:span text:style-name="T10"> más reciente (y así </text:span><text:span text:style-name="T14">la</text:span><text:span text:style-name="T10"> menos estable) compilación de una aplicación. Est</text:span><text:span text:style-name="T14">a</text:span><text:span text:style-name="T10"> se realiza con un sistema de control de versiones, tales como, Git que puede ser usad</text:span><text:span text:style-name="T14">a</text:span><text:span text:style-name="T10"> por el usuario final para mantenerse </text:span><text:span text:style-name="T14">al </text:span><text:span text:style-name="T10">corriente con el desarrollo. Un usuario puede descargar una copia del código fuente en un directorio en una maquina local. El portal GitHub es una manera muy conveniente para manejar proyectos utilizando Git </text:span><text:span text:style-name="T12">y MX Linux la </text:span><text:span text:style-name="T14">mayoría</text:span><text:span text:style-name="T12"> de su código e</text:span><text:span text:style-name="T14">sta</text:span><text:span text:style-name="T12"> </text:span><text:a xlink:type="simple" xlink:href="https://github.com/MX-Linux" text:style-name="Internet_20_link" text:visited-style-name="Visited_20_Internet_20_Link">su repo de GitHub</text:a><text:span text:style-name="T10">.</text:span></text:p>
      <text:p text:style-name="P4"><text:soft-page-break/><text:span text:style-name="T11">Más: </text:span><text:a xlink:type="simple" xlink:href="http://en.wikipedia.org/wiki/Software_repository" text:style-name="Internet_20_link" text:visited-style-name="Visited_20_Internet_20_Link">Wikipedia: Software repository</text:a><text:span text:style-name="T11"> </text:span></text:p>
      <text:h text:style-name="P25" text:outline-level="3"><text:bookmark text:name="toc-Subsubsection-5.2.5"/>5.2.5 <text:tab/><text:span text:style-name="T27">Espej</text:span>os</text:h>
      <text:p text:style-name="P2">Los repositorios MX Linux para paquetes e ISO se "duplican" en servidores en diferentes sitios alrededor del mundo. Estos sitios espejo proporcionan múltiples fuentes de la misma información, y función para reducir el tiempo de descarga, mejorar la fiabilidad y proporcionar una cierta resistencia en caso de falla del servidor Durante la instalación, el espejo más probable se seleccionará automáticamente para usted basado en <text:span text:style-name="T28">su </text:span>ubicación e idioma. Pero el usuario puede tener razones para preferir otro:</text:p>
      <text:list xml:id="list455433468" text:style-name="L2">
        <text:list-item>
          <text:p text:style-name="P30">La asignación automátic<text:span text:style-name="T28">a</text:span> durante instalación no siempre es <text:span text:style-name="T28">la</text:span> mejor en algunas casos </text:p>
        </text:list-item>
        <text:list-item>
          <text:p text:style-name="P30">El usuario puede cambiar <text:span text:style-name="T28">de </text:span>residencia</text:p>
        </text:list-item>
        <text:list-item>
          <text:p text:style-name="P30">Un nuevo espejo puede surgir que es<text:span text:style-name="T28">té</text:span> más cerca, mas rápido o más confiable</text:p>
        </text:list-item>
        <text:list-item>
          <text:p text:style-name="P30">Un <text:span text:style-name="T28">esp</text:span>ejo puede cambiar su URL, o el <text:span text:style-name="T28">esp</text:span>ejo puede <text:span text:style-name="T28">estar</text:span> fuera de línea</text:p>
        </text:list-item>
      </text:list>
      <text:p text:style-name="P11">MX Gestor de Repos (Sección 3.2.15) hace fácil cambiar <text:span text:style-name="T28">de espe</text:span>jos, permitiendo escoger el que funcion<text:span text:style-name="T28">e</text:span> mejor para su locación.</text:p>
      <text:h text:style-name="P20" text:outline-level="2"><text:bookmark text:name="toc-Subsection-5.3"/>5.3 Synaptic </text:h>
      <text:p text:style-name="P11">Synaptic es una interfaz amigable y fácil de usar (GUI) para el sistema de empaquetado APT. Es una herramienta gráfic<text:span text:style-name="T29">a</text:span> que permite instalar, remover, actualizar, de<text:span text:style-name="T29">grad</text:span>ar, buscar información sobre todos los paquetes de softwar<text:span text:style-name="T29">e</text:span> disponible<text:span text:style-name="T29">s</text:span> en los repositorios en línea en <text:span text:style-name="T29">su</text:span> lista de repositorios. <text:span text:style-name="T29">S</text:span>e requiere contraseña de root y naturalmente, necesitará <text:span text:style-name="T29">conexión</text:span> a Internet.</text:p>
      <text:h text:style-name="P24" text:outline-level="3"><text:bookmark text:name="toc-Subsubsection-5.3.1"/>5.3.1 <text:tab/>Instalar y remover paquetes</text:h>
      <text:h text:style-name="P26" text:outline-level="4"><text:bookmark text:name="toc-Paragraph-75"/>Instalando</text:h>
      <text:p text:style-name="P7"><text:span text:style-name="T29">Estos</text:span> son los paso<text:span text:style-name="T29">s</text:span> básic<text:span text:style-name="T29">o</text:span>s para instalar software con Synaptic:</text:p>
      <text:list xml:id="list3357515519" text:style-name="L3">
        <text:list-item>
          <text:p text:style-name="P31">Haga clic en <text:span text:style-name="T2">Menú Inicio &gt; Sistema &gt; Synaptic Gestor de Paquete</text:span>, entrar <text:span text:style-name="T29">la</text:span> clave de root, si es necesari<text:span text:style-name="T29">o</text:span>.</text:p>
        </text:list-item>
        <text:list-item>
          <text:p text:style-name="P31"><text:span text:style-name="T29">Haga </text:span>clic en el botón de Recargar. Esté botón <text:span text:style-name="T29">hace que</text:span> Synaptic contact<text:span text:style-name="T29">e</text:span> los servidores de repositorios en línea y descarg<text:span text:style-name="T29">ue</text:span> un fichero <text:span text:style-name="T29">í</text:span>ndice con información sobre cual<text:span text:style-name="T29">es</text:span> paquetes están disponibles, <text:span text:style-name="T29">qué</text:span> versiones, y que otros paquetes serán requerid<text:span text:style-name="T29">o</text:span>s para poder <text:soft-page-break/>instalarlos. Si recibe un mensaje que algunos repositorios no pud<text:span text:style-name="T29">ieron</text:span> ser contactado<text:span text:style-name="T29">s</text:span>, espere un minuto, e int<text:span text:style-name="T29">éntelo</text:span> de nuevo.</text:p>
        </text:list-item>
        <text:list-item>
          <text:p text:style-name="P31">Si sabe el nombre del paquete a buscar, haga clic en el panel a la derecha y com<text:span text:style-name="T29">ience</text:span> <text:span text:style-name="T29">a </text:span>teclea<text:span text:style-name="T29">r</text:span> el nombre y Synaptic emp<text:span text:style-name="T29">ezará a</text:span> buscar de manera incremental para lo que tecle<text:span text:style-name="T30">ó</text:span>.</text:p>
        </text:list-item>
        <text:list-item>
          <text:p text:style-name="P31">Si no cono<text:span text:style-name="T30">ce</text:span> el nombre de<text:span text:style-name="T30">l</text:span> paquete, utili<text:span text:style-name="T30">ce</text:span> <text:span text:style-name="T30">el</text:span> cuadro de búsqueda arriba hacia la derecha para ubicar <text:span text:style-name="T30">el </text:span>software basado en <text:span text:style-name="T31">el </text:span>nombre o palabras claves. Est<text:span text:style-name="T31">a</text:span> es un<text:span text:style-name="T30">a</text:span> de la más grandes ventajas de Synaptic sobre otros métodos. </text:p>
        </text:list-item>
        <text:list-item>
          <text:p text:style-name="P31">Alternativamente, utili<text:span text:style-name="T30">ce</text:span> uno de los botones de filtros abajo a la izquierd<text:span text:style-name="T30">a</text:span>;</text:p>
          <text:list>
            <text:list-item>
              <text:p text:style-name="P31"><text:span text:style-name="T2">Secciones</text:span> provee sub-áreas como Editores, Juegos y Entretenimiento, Utilidades, etc. Verá una descripción sobre cada paquete en el panel hacia abajo, y puede usar las pestañas para descubrir más información acerca de el.</text:p>
            </text:list-item>
            <text:list-item>
              <text:p text:style-name="P31"><text:span text:style-name="T2">Estado</text:span> agrup<text:span text:style-name="T31">a</text:span> los paquetes por su situación de instalación.</text:p>
            </text:list-item>
            <text:list-item>
              <text:p text:style-name="P31"><text:span text:style-name="T2">Origen</text:span> m<text:span text:style-name="T31">uestra los</text:span> paquetes en un repositorio especifico.</text:p>
            </text:list-item>
            <text:list-item>
              <text:p text:style-name="P31"><text:span text:style-name="T2">Filtros personalizado</text:span>s provee varias opciones de filtros.</text:p>
            </text:list-item>
            <text:list-item>
              <text:p text:style-name="P31"><text:span text:style-name="T2">Resultados de la búsqueda </text:span>mostrará una lista de bus<text:span text:style-name="T31">que</text:span>das previas para la sesión de Synaptic actual. </text:p>
            </text:list-item>
          </text:list>
        </text:list-item>
        <text:list-item>
          <text:p text:style-name="P31">Haga clic en la caja vac<text:span text:style-name="T31">ía</text:span> a<text:span text:style-name="T31">l</text:span> lado del paquete desead<text:span text:style-name="T31">o</text:span> y seleccio<text:span text:style-name="T31">ne</text:span> Marcar para su instalación. Si el paquete tiene dependencias, sera notificad<text:span text:style-name="T31">o</text:span> y si acepta, ellos serán marcad<text:span text:style-name="T31">os</text:span> automáticamente para <text:span text:style-name="T31">su </text:span>instalación también. Si est<text:span text:style-name="T31">á</text:span> instalando uno solo paquete, haga doble clic en aquel paquete para instalar.</text:p>
        </text:list-item>
        <text:list-item>
          <text:p text:style-name="P31">Clic derech<text:span text:style-name="T32">o</text:span> en el nombre del paquete de nuevo y revisar los Paquetes Recomendado<text:span text:style-name="T32">s</text:span> para Instalación; también vale la pena revisar los Sugerid<text:span text:style-name="T32">o</text:span>s para Instalación.</text:p>
        </text:list-item>
        <text:list-item>
          <text:p text:style-name="P31">Algunos paquetes tiene<text:span text:style-name="T32">n</text:span> “Recomendado” y “Sugerido” que puede ser visualizad<text:span text:style-name="T32">o</text:span> <text:span text:style-name="T32">con</text:span> un clic derech<text:span text:style-name="T32">o</text:span> en el nombre del paquete. Est<text:span text:style-name="T32">o</text:span>s son paquetes adicionales que agreg<text:span text:style-name="T32">an</text:span> funcionalidad al paquete seleccionado, y ser<text:span text:style-name="T32">ía</text:span> buen<text:span text:style-name="T32">a</text:span> idea revisarlos para incluir<text:span text:style-name="T32">los</text:span>.</text:p>
        </text:list-item>
        <text:list-item>
          <text:p text:style-name="P31">Clic <text:span text:style-name="T32">en </text:span>Aplicar para comenzar la instalación. Puede ignorar mensajes que dice: “<text:span text:style-name="T32">¡</text:span>Est<text:span text:style-name="T32">á</text:span> a punt<text:span text:style-name="T32">o</text:span> de instalar software que no puede ser autenticado!”</text:p>
        </text:list-item>
        <text:list-item>
          <text:p text:style-name="P31">Puede haber pasos adicionales: simplemente siga las instrucciones a medida que los reciba hasta que la instalación <text:span text:style-name="T32">esté </text:span>completa.</text:p>
        </text:list-item>
      </text:list>
      <text:p text:style-name="P2"><text:soft-page-break/><draw:frame draw:style-name="fr1" draw:name="Image118" text:anchor-type="as-char" svg:width="3.2398in" svg:height="2.7189in" draw:z-index="1"><draw:image xlink:href="../grafix/synaptic-recommended.png" xlink:type="simple" xlink:show="embed" xlink:actuate="onLoad" loext:mime-type="image/png"/><svg:title>figura grafix/synaptic-recommended.png</svg:title></draw:frame><text:s/></text:p>
      <text:p text:style-name="P18"><text:span text:style-name="T46">Figura 5-2: Verificando paquetes recomendadas durante la instalación del paquete.</text:span><text:span text:style-name="T10"> </text:span></text:p>
      <text:h text:style-name="P26" text:outline-level="4"><text:bookmark text:name="toc-Paragraph-76"/>Removiendo</text:h>
      <text:p text:style-name="P7">Eliminar el software de su sistema con Synaptic parece tan sencillo como instalarlo, pero hay más de lo que parece:</text:p>
      <text:list xml:id="list2824229940" text:style-name="L4">
        <text:list-item>
          <text:p text:style-name="P32">Para <text:span text:style-name="T33">eliminar</text:span> un paquete, haga clic derech<text:span text:style-name="T33">o</text:span> en <text:span text:style-name="T33">é</text:span>l y seleccionar Marcar para Remover o Marcar para Remover Complet<text:span text:style-name="T33">amente</text:span>.</text:p>
          <text:list>
            <text:list-item>
              <text:p text:style-name="P32"><text:span text:style-name="T33">Eliminar</text:span>: <text:span text:style-name="T33">desinstalar</text:span> el software, pero deja los ficheros de configuración del sistema por si acaso desea preservar la configuración.</text:p>
            </text:list-item>
            <text:list-item>
              <text:p text:style-name="P32"><text:span text:style-name="T33">Eliminar completamente</text:span>: <text:span text:style-name="T44">desinstalar</text:span> el software y además purga los ficheros de configuración del sistema. Los ficheros de configuración personal relacionado<text:span text:style-name="T33">s</text:span> con el paquete, no serán removido<text:span text:style-name="T33">s</text:span>. Revisa, también en Synaptic, para otros remanentes de ficheros de configuración, en la categoría <text:span text:style-name="T3">No Instalado (configuración residual)</text:span>. </text:p>
            </text:list-item>
          </text:list>
        </text:list-item>
        <text:list-item>
          <text:p text:style-name="P32">Cuando tiene otros programas que depende<text:span text:style-name="T33">n</text:span> <text:span text:style-name="T33">d</text:span>el paquete <text:span text:style-name="T33">a ser</text:span> <text:span text:style-name="T33">eliminado</text:span>, estos paquetes también tendrán que ser removidos. Est<text:span text:style-name="T33">o</text:span> usualmente ocurre cuando esta removiendo bibliotecas de software, servicios o aplicaciones de la línea de comandos que sirve<text:span text:style-name="T33">n</text:span> como backends a otras aplicaciones. Aseg<text:span text:style-name="T33">úrese</text:span> <text:span text:style-name="T33">d</text:span>e leer <text:span text:style-name="T33">cuidadosamente</text:span> el resumen que presenta Synaptic, antes que dar clic en <text:span text:style-name="T33">OK</text:span>.</text:p>
        </text:list-item>
        <text:list-item>
          <text:p text:style-name="P32">Eliminar aplicaciones grandes que están compuestas por muchos paquetes puede traer complicaciones Muchas veces estos paquetes se instalan usando un metapaquete, que es un paquete vacío que simplemente depende de todos los paquetes que necesita para e<text:span text:style-name="T34">sa</text:span> solicitud. La mejor manera de eliminar un paquete complicado como este es inspeccionar <text:span text:style-name="T34">la </text:span><text:soft-page-break/>lista de dependencia<text:span text:style-name="T34">s</text:span> para el metapaquete y elimin<text:span text:style-name="T34">ar</text:span> los paquetes allí enumerados. <text:span text:style-name="T34">Cuide</text:span> sin embargo, no desinstal<text:span text:style-name="T34">ar</text:span> una dependencia de otra aplicación que desee ¡mantener!</text:p>
        </text:list-item>
        <text:list-item>
          <text:p text:style-name="P33">Puede encontrar que la categoría de estado Autoremo<text:span text:style-name="T34">vi</text:span>ble comienza a acumular paquetes. Estos fueron instalados por otros paquetes y ya no son necesarios, por lo que puede hacer clic en esa categoría de estado, resalte todos los paquetes en el panel derecho y luego haga clic con el botón derecho <text:span text:style-name="T34">en </text:span>ellos para eliminar. Asegúrese de <text:span text:style-name="T8">examinar la lista cuidadosamente</text:span> cuando el cuadro de verificación aparece, porque a veces puede encontrar que las dependencias enumeradas para la eliminación inclu<text:span text:style-name="T34">yen</text:span> paquetes que realmente desea conservar. Us<text:span text:style-name="T34">e</text:span> <text:span text:style-name="T7">apt -s autoremove</text:span> para realizar un simulacro (= el -s parámetro) para ejecutar sin remover nada.</text:p>
        </text:list-item>
      </text:list>
      <text:p text:style-name="P2"><draw:frame draw:style-name="fr1" draw:name="Image119" text:anchor-type="as-char" svg:width="5.8646in" svg:height="1.8752in" draw:z-index="2"><draw:image xlink:href="../grafix/synaptic_autoremove.png" xlink:type="simple" xlink:show="embed" xlink:actuate="onLoad" loext:mime-type="image/png"/><svg:title>Figura grafix/synaptic_autoremove.png</svg:title></draw:frame><text:s/></text:p>
      <text:p text:style-name="P13"><text:span text:style-name="T7">Figura 5-3: Preparando para limpiar paquetes auto-removibles.</text:span> </text:p>
      <text:h text:style-name="P23" text:outline-level="3"><text:bookmark text:name="toc-Subsubsection-5.3.2"/>5.3.2 <text:s/>Actualización y degradación</text:h>
      <text:p text:style-name="P6">Synaptic permite un<text:span text:style-name="T34">a</text:span> rápid<text:span text:style-name="T34">a</text:span> y conveniente manera de mantener el sistema actualizad<text:span text:style-name="T34">o</text:span>. </text:p>
      <text:h text:style-name="P27" text:outline-level="4"><text:bookmark text:name="toc-Paragraph-77"/>Actualizando</text:h>
      <text:p text:style-name="P4"><text:span text:style-name="T11">A menos que est</text:span><text:span text:style-name="T15">é</text:span><text:span text:style-name="T11"> usando un método manual en un</text:span><text:span text:style-name="T15">a</text:span><text:span text:style-name="T11"> terminal, </text:span><text:span text:style-name="T15">la actualización </text:span><text:span text:style-name="T11">típicamente </text:span><text:span text:style-name="T15">se muestra</text:span><text:span text:style-name="T11"> por la apari</text:span><text:span text:style-name="T15">ción</text:span><text:span text:style-name="T11"> de una flecha verde (o caja verde) en el Apt-notificador en el Área de notificación. Hay dos maneras de </text:span><text:span text:style-name="T15">hacerlo</text:span><text:span text:style-name="T11"> cuando recibe est</text:span><text:span text:style-name="T15">e</text:span><text:span text:style-name="T11"> aviso.</text:span></text:p>
      <text:list xml:id="list940824628" text:style-name="L5">
        <text:list-item>
          <text:p text:style-name="P34"><text:span text:style-name="T35">C</text:span>lic con el botón izquierdo en el ícono. Este es el método más rápido porque no hay que esperar para que el software carg<text:span text:style-name="T35">ue</text:span>, ejecut<text:span text:style-name="T35">e</text:span>, etc. Aparece una ventana de terminal con los paquetes para actualizar; examinarlos cuidadosamente, luego haga clic en Aceptar para completar el proceso.</text:p>
        </text:list-item>
        <text:list-item>
          <text:p text:style-name="P34">Clic <text:span text:style-name="T35">derecho</text:span> en el icono para abrir Synaptic.</text:p>
          <text:list>
            <text:list-item>
              <text:p text:style-name="P34">Haga clic en el icono de Marcar todas las actualizaciones por debajo de la barra de menús para seleccionar todos los paquetes disponibles para actualizar, o haga clic en <text:soft-page-break/>el enlace del panel izquierd<text:span text:style-name="T35">o</text:span> para revisar paquetes o seleccionar actualizaciones individualmente. </text:p>
            </text:list-item>
            <text:list-item>
              <text:p text:style-name="P34">Haga clic en Aplicar para comenzar la actualización, ignorando el aviso de precaución. Cuando el proceso de instalación comienza, tiene la opción de observar l<text:span text:style-name="T35">o</text:span>s detall<text:span text:style-name="T35">e</text:span>s en un<text:span text:style-name="T35">a</text:span> terminal dentro de Synaptic.</text:p>
            </text:list-item>
          </text:list>
        </text:list-item>
        <text:list-item>
          <text:p text:style-name="P34">Con algunas actualizaciones de paquetes, es posible que se le pida que confirme un cuadro de diálogo, entrar información de configuración, o decidir si sobrescribe o no el fichero de configuración original que ha cambiado. Preste atención aquí y siga las instrucciones hasta que la actualización se complete.</text:p>
        </text:list-item>
      </text:list>
      <text:h text:style-name="P26" text:outline-level="4"><text:bookmark text:name="toc-Paragraph-78"/>Reversión</text:h>
      <text:p text:style-name="P7">A veces puede desear revertir un aplicación a una versión anterior, por ejemplo, porque surgieran problemas con la versión nueva. Est<text:span text:style-name="T36">o</text:span> es fácil de realizar <text:span text:style-name="T36">co</text:span>n Synaptic:</text:p>
      <text:list xml:id="list1856981077" text:style-name="L6">
        <text:list-item>
          <text:p text:style-name="P35">Abre Synaptic, entra el clave de raíz y clic en Recargar. </text:p>
        </text:list-item>
        <text:list-item>
          <text:p text:style-name="P35">Haga clic en Instalado en el panel izquierd<text:span text:style-name="T36">o</text:span>, bus<text:span text:style-name="T36">que</text:span> y resalt<text:span text:style-name="T36">e</text:span> el paquete que desea revertir en el panel a la derecha.</text:p>
        </text:list-item>
        <text:list-item>
          <text:p text:style-name="P35">En la barra de menús, clic en Paquete &gt; Forzar versión...</text:p>
        </text:list-item>
        <text:list-item>
          <text:p text:style-name="P35">Seleccionar <text:span text:style-name="T36">una </text:span>de las versiones disponibles en la lista desplegable </text:p>
        </text:list-item>
        <text:list-item>
          <text:p text:style-name="P35">Clic en Forzar Versión, entonces instalar <text:span text:style-name="T36">de</text:span> la manera usual. </text:p>
        </text:list-item>
      </text:list>
      <text:p text:style-name="P2"><draw:frame draw:style-name="fr1" draw:name="Image120" text:anchor-type="as-char" svg:width="5.2291in" svg:height="2.6146in" draw:z-index="3"><draw:image xlink:href="../grafix/synaptic_force_version.png" xlink:type="simple" xlink:show="embed" xlink:actuate="onLoad" loext:mime-type="image/png"/><svg:title>Figura grafix/synaptic_force_version.png</svg:title></draw:frame><text:s/></text:p>
      <text:p text:style-name="P14">Figura 5-4: Usando Forzar versión para revertir un paquete </text:p>
      <text:h text:style-name="P26" text:outline-level="4"><text:bookmark text:name="toc-Paragraph-79"/><text:soft-page-break/>Pinning (Fijación)</text:h>
      <text:p text:style-name="P7">A veces puede desear <text:span text:style-name="T37">hacer un </text:span>"pin" (fijar) un<text:span text:style-name="T37">a</text:span> aplicación a una versión especifica para evitar su actualización y evitar problemas experimentad<text:span text:style-name="T37">os</text:span> con versiones más recientes. Es fácil de hacer:</text:p>
      <text:list xml:id="list90174016" text:style-name="L7">
        <text:list-item>
          <text:p text:style-name="P36">Abr<text:span text:style-name="T37">ir</text:span> Synaptic, entra <text:span text:style-name="T37">la</text:span> clave de r<text:span text:style-name="T37">oot</text:span> y clic en Recargar. </text:p>
        </text:list-item>
        <text:list-item>
          <text:p text:style-name="P36">Ha<text:span text:style-name="T37">cer</text:span> clic en Instalado en el panel izquierd<text:span text:style-name="T37">o</text:span>, busca<text:span text:style-name="T37">r</text:span> y resaltar el paquete que desea <text:span text:style-name="T37">hacer </text:span>pin/fijar en el panel a la derecha.</text:p>
        </text:list-item>
        <text:list-item>
          <text:p text:style-name="P36">En la barra de menús, clic en Paquete &gt; Forzar versión...</text:p>
        </text:list-item>
        <text:list-item>
          <text:p text:style-name="P36">Synaptic resaltará el paquete en rojo y agreg<text:span text:style-name="T37">ará</text:span> el icono de un cerradura en la primer<text:span text:style-name="T37">a</text:span> columna.</text:p>
        </text:list-item>
        <text:list-item>
          <text:p text:style-name="P36">Para desbloquear, resalte el paquete nuevamente y haga clic en Paquete&gt; Versión de bloqueo (que <text:span text:style-name="T37">ahora </text:span>ten<text:span text:style-name="T37">drá</text:span> una marca de verificación).</text:p>
        </text:list-item>
      </text:list>
      <text:h text:style-name="P21" text:outline-level="2" text:is-list-header="true"><text:bookmark text:name="toc-Subsection-5.4"/>5.4 <text:tab/>Solucionar problemas</text:h>
      <text:p text:style-name="P1"><text:span text:style-name="T11">Synaptic es muy confiable, pero a veces puede </text:span><text:span text:style-name="T16">salir</text:span><text:span text:style-name="T11"> un mensaje de un error. Un d</text:span><text:span text:style-name="T16">etalle</text:span><text:span text:style-name="T11"> sobre tales mensajes se encuentra en el </text:span><text:a xlink:type="simple" xlink:href="https://mxlinux.org/wiki/applications-system/synaptic-errors" text:style-name="Internet_20_link" text:visited-style-name="Visited_20_Internet_20_Link">MX/antiX Wiki</text:a><text:span text:style-name="T11">, por eso, aquí solamente mencionamos </text:span><text:span text:style-name="T16">algunos</text:span><text:span text:style-name="T11"> de los más comunes. </text:span></text:p>
      <text:list xml:id="list3884228459" text:style-name="L8">
        <text:list-item>
          <text:p text:style-name="P37">Si recibe un mensaje que algunos repos no descargaron la información del repositorio: esto es generalmente un evento transitorio, y simplemente necesita esperar y volver a cargar.</text:p>
        </text:list-item>
        <text:list-item>
          <text:p text:style-name="P37">Si la instalación de algún paquete indica que algún software que es<text:span text:style-name="T38">tá</text:span> instalad<text:span text:style-name="T38">o</text:span> y que no quiere remover, dice que será removido, solamente haga clic en Cancelar para salir de la operación sin hacer un cambio.</text:p>
        </text:list-item>
        <text:list-item>
          <text:p text:style-name="P37">Puede suceder con un nuevo repositorio que ve<text:span text:style-name="T38">a</text:span> un mensaje de error después de actualizar <text:span text:style-name="T38">la</text:span> base de datos de los repositorios, que dice algo así: W: Error GPG: [el URL de algún repo] Versión: L<text:span text:style-name="T38">a</text:span>s siguientes firmas no pud<text:span text:style-name="T38">ieron</text:span> ser verificad<text:span text:style-name="T38">a</text:span>s. Este tipo de mensaje aparece porque el apt-get incluye <text:span text:style-name="T45">autenticación</text:span> de paquetes para mejorar la seguridad, y la llave de este no esta presente. Para corregir est<text:span text:style-name="T38">o</text:span>, haga clic <text:span text:style-name="T2">Menú Inicio &gt; Sistema &gt; MX Verificar Apt GPG</text:span>y seguir la información presentada en pantalla.</text:p>
        </text:list-item>
        <text:list-item>
          <text:p text:style-name="P37">Ocasionalmente, <text:span text:style-name="T38">algunos </text:span>paquetes fallará<text:span text:style-name="T38">n</text:span> en instalar<text:span text:style-name="T38">se</text:span> porque su script de instalación fall<text:span text:style-name="T38">ó</text:span> en un<text:span text:style-name="T38">o</text:span> <text:span text:style-name="T38">o</text:span> más chequeos de seguridad; por ejemplo, un paquete pued<text:span text:style-name="T38">e</text:span> intentar sobrescribir un fichero que es parte de otro paquete, o requerir desactualizar otro paquete debido a dependencias. Si tiene un<text:span text:style-name="T38">a</text:span> instal<text:span text:style-name="T38">ación</text:span> o actualización que est<text:span text:style-name="T38">á</text:span> trabada en uno de estos <text:soft-page-break/>errores, se l<text:span text:style-name="T38">e</text:span> llama un paquete roto. Para corregirlo, haga clic en la entrada Paquetes Rotos en el panel izquierd<text:span text:style-name="T38">o</text:span>. Resaltar el paquete y primero intent<text:span text:style-name="T38">e</text:span> corregir los problemas a través de hacer clic en Editar &gt; Reparar Paquetes Rotos. Si eso no da fruto, entonces clic derech<text:span text:style-name="T38">o</text:span> en el paquete para desinstalarlo. </text:p>
        </text:list-item>
        <text:list-item>
          <text:p text:style-name="P37"><text:span text:style-name="T39">¿</text:span>Debe desinstalar? Ocasionalmente, <text:span text:style-name="T39">los </text:span>conflictos en dependencias de paquetes causa que el sistema APT pid<text:span text:style-name="T39">a</text:span> la desinstalación de un<text:span text:style-name="T39">a</text:span> gran cantidad de paquetes importantes para lograr desinstalar otro paquete. Est<text:span text:style-name="T39">o</text:span> es raro con la configuración del sistema predeterminado, pero <text:span text:style-name="T39">se </text:span>vuelve más probable mientras agregue repositorios no soportado<text:span text:style-name="T39">s</text:span>. <text:span text:style-name="T2">ESTAR MUY ATENTO</text:span> cuando la instalación de un paquete requiera que otros se<text:span text:style-name="T39">an</text:span> removidos! Si un gran número de paquetes s<text:span text:style-name="T39">on</text:span> removido<text:span text:style-name="T39">s</text:span>, <text:span text:style-name="T39">debe</text:span> investigar otro método de instalar esa aplicación.</text:p>
        </text:list-item>
        <text:list-item>
          <text:p text:style-name="P37"><text:span text:style-name="T39">¿</text:span>Debe guardarlo? Al actualizar, a veces se le puede informar que un nuevo archivo de configuración está disponible para un determinado paquete y se le preguntará si desea <text:span text:style-name="T45">instalar</text:span> la nueva versión o mant<text:span text:style-name="T39">ener s</text:span>u versión actual.</text:p>
          <text:list>
            <text:list-item>
              <text:p text:style-name="P37">Si el paquete en cuestión es de un repositorio de MX, se recomienda que "instal<text:span text:style-name="T39">e</text:span> la versión del mantenedor".</text:p>
            </text:list-item>
            <text:list-item>
              <text:p text:style-name="P38">De lo contrario, responda "mantener la versión actual" (<text:span text:style-name="T2">N</text:span>), l<text:span text:style-name="T39">a</text:span> cual es la respuesta predeterminad<text:span text:style-name="T39">a</text:span>.</text:p>
            </text:list-item>
          </text:list>
        </text:list-item>
      </text:list>
      <text:h text:style-name="P19" text:outline-level="2" text:is-list-header="true"><text:bookmark text:name="toc-Subsection-5.5"/>5.5 <text:tab/>Otros métodos</text:h>
      <text:h text:style-name="P23" text:outline-level="3"><text:bookmark text:name="toc-Subsubsection-5.5.1"/>5.5.1 <text:tab/>Aptitude </text:h>
      <text:p text:style-name="P6">Aptitude es un gestor de paquetes que puede ser utilizado en vez de apt-get o Synaptic. Est<text:span text:style-name="T40">á</text:span> disponible desde los repos, y es de particular ayuda cuando surgen problemas de dependencias. Puede ser ejecutado en la línea de comandos o como un GUI de texto primitivo.</text:p>
      <text:p text:style-name="P7"><text:soft-page-break/><draw:frame draw:style-name="fr1" draw:name="Image121" text:anchor-type="as-char" svg:width="5.8126in" svg:height="3.948in" draw:z-index="4"><draw:image xlink:href="../grafix/aptitude.png" xlink:type="simple" xlink:show="embed" xlink:actuate="onLoad" loext:mime-type="image/png"/><svg:title>Figura grafix/aptitude.png</svg:title></draw:frame><text:s/></text:p>
      <text:p text:style-name="P13"><text:span text:style-name="T7">Figura 5-5: Pantalla principal del GUI de Aptitude mostrando una solución de dependencias.</text:span> </text:p>
      <text:p text:style-name="P4"><text:span text:style-name="T11">Para detall</text:span><text:span text:style-name="T17">e</text:span><text:span text:style-name="T11">s </text:span><text:span text:style-name="T17">de</text:span><text:span text:style-name="T11"> esta opción, ver el </text:span><text:a xlink:type="simple" xlink:href="https://mxlinux.org/wiki/applications-system/aptitude" text:style-name="Internet_20_link" text:visited-style-name="Visited_20_Internet_20_Link">MX/antiX Wiki</text:a><text:span text:style-name="T11">. </text:span></text:p>
      <text:h text:style-name="P23" text:outline-level="3"><text:bookmark text:name="toc-Subsubsection-5.5.2"/>5.5.2 <text:tab/>Paquetes Deb</text:h>
      <text:p text:style-name="P6">Los paquetes de software instalado a través de Synaptic (y por APT detrás de el) están en un formato llamad<text:span text:style-name="T40">o</text:span> deb (<text:span text:style-name="T40">abreviatura</text:span> para Debian, la distribución de Linux que desarroll<text:span text:style-name="T40">ó</text:span> el sistema APT). Puede instalar paquetes deb, descargado manualmente, a través de la herramienta gráfica Gdebi o, utilizando la herramienta de la línea de comando, dpkg. Estos son herramientas sencillas para instalar localmente paquetes deb NOTA: si las dependencias no pueden ser satisfech<text:span text:style-name="T40">a</text:span>s, recibirá una noti<text:span text:style-name="T40">ficación</text:span> y el programa se <text:span text:style-name="T40">detiene</text:span>.</text:p>
      <text:p text:style-name="P7"><text:soft-page-break/><draw:frame draw:style-name="fr1" draw:name="Image122" text:anchor-type="as-char" svg:width="5.8335in" svg:height="4.5in" draw:z-index="5"><draw:image xlink:href="../grafix/gdebi.png" xlink:type="simple" xlink:show="embed" xlink:actuate="onLoad" loext:mime-type="image/png"/><svg:title>Figura grafix/gdebi.png</svg:title></draw:frame><text:s/></text:p>
      <text:p text:style-name="P13"><text:span text:style-name="T7">Figura 5-6: Gdebi listo para instalar.</text:span> </text:p>
      <text:h text:style-name="P26" text:outline-level="4"><text:bookmark text:name="toc-Paragraph-80"/>Instalando ficheros *.deb con Gdebi</text:h>
      <text:list xml:id="list3684899902" text:style-name="L9">
        <text:list-item>
          <text:p text:style-name="P39">Naveg<text:span text:style-name="T41">ue</text:span> al paquete que desea instalar y hacer clic en <text:span text:style-name="T41">é</text:span>l. Gdebi abri<text:span text:style-name="T41">rá</text:span> el diálogo de instalación.</text:p>
        </text:list-item>
        <text:list-item>
          <text:p text:style-name="P39">Clic en Instalar</text:p>
        </text:list-item>
        <text:list-item>
          <text:p text:style-name="P39">Entra <text:span text:style-name="T41">la clave de root</text:span> cuando <text:span text:style-name="T41">se le pida</text:span>.</text:p>
        </text:list-item>
        <text:list-item>
          <text:p text:style-name="P39">Gdebi intentará instalar el paquete e informará los resultados.</text:p>
        </text:list-item>
      </text:list>
      <text:h text:style-name="P26" text:outline-level="4"><text:bookmark text:name="toc-Paragraph-81"/>Instalando ficheros *.deb con dpkg</text:h>
      <text:list xml:id="list285063939" text:style-name="L10">
        <text:list-item>
          <text:p text:style-name="P40">Naveg<text:span text:style-name="T42">ue</text:span> a la carpeta que contiene el paquete que desea instalar.</text:p>
        </text:list-item>
        <text:list-item>
          <text:p text:style-name="P40">Clic derech<text:span text:style-name="T42">o</text:span> en un espacio vac<text:span text:style-name="T42">ío</text:span> para abrir un<text:span text:style-name="T42">a</text:span> terminal y <text:span text:style-name="T42">hacerse root.</text:span></text:p>
        </text:list-item>
        <text:list-item>
          <text:p text:style-name="P40">Instalar el paquete con el comando (por supuesto reemplazando, "nombrepaquete", con el nombre verdader<text:span text:style-name="T42">o</text:span> del paquete):</text:p>
          <text:p text:style-name="P22">dpkg -i nombrepaquete.deb</text:p>
        </text:list-item>
        <text:list-item>
          <text:p text:style-name="P40"><text:soft-page-break/>Si est<text:span text:style-name="T42">á</text:span> instalando paquetes múltiples en el mismo directorio de una vez, puede <text:span text:style-name="T42">instalar</text:span>los todos utilizando:</text:p>
          <text:p text:style-name="P22">dpkg -i *.deb </text:p>
          <text:p text:style-name="P45"><text:span text:style-name="T2">NOTA</text:span>: En un<text:span text:style-name="T42">a</text:span> orden del shell, el asterisco es un comodín en el argumento. En este caso, el programa aplica el comando a todos los ficheros cuyos nombres terminan con ".deb".</text:p>
        </text:list-item>
        <text:list-item>
          <text:p text:style-name="P40">Si las dependencias no están ya instalad<text:span text:style-name="T42">a</text:span>s en el sistema, recibirá errores de dependencias por que dpkg no l<text:span text:style-name="T42">a</text:span>s instala automáticamente. Para corregir estos errores y completar la instalación, ejecut<text:span text:style-name="T42">e</text:span> este código:</text:p>
          <text:p text:style-name="P22">apt -f install </text:p>
        </text:list-item>
        <text:list-item>
          <text:p text:style-name="P40">Apt-get intenta rectificar la situación p<text:span text:style-name="T42">ara</text:span> instalar las dependencias requeridas (si están disponibles en los repositorios) o, por remover el fichero *.deb, (si las dependencias no pueden ser instaladas). </text:p>
        </text:list-item>
      </text:list>
      <text:p text:style-name="P2"><text:tab/><text:span text:style-name="T9">NOTA: el comando utilizado en el Paso 5 arriba, refleja el cambio desde el </text:span><text:span text:style-name="T4">apt-get</text:span><text:span text:style-name="T9"> legado.</text:span></text:p>
      <text:h text:style-name="P23" text:outline-level="3" text:is-list-header="true"><text:bookmark text:name="toc-Subsubsection-5.5.3"/>5.5.3 <text:tab/>Appimages y flatpacks</text:h>
      <text:p text:style-name="P6"><draw:frame draw:style-name="fr1" draw:name="Image123" text:anchor-type="as-char" svg:width="0.6772in" svg:height="0.552in" draw:z-index="6"><draw:image xlink:href="../grafix/video_camera_rf.png" xlink:type="simple" xlink:show="embed" xlink:actuate="onLoad" loext:mime-type="image/png"/><svg:title>figura grafix/video_camera_rf.png</svg:title></draw:frame><text:s/>Lanzadores y appimages</text:p>
      <text:p text:style-name="P5"><text:span text:style-name="T10">Los </text:span><text:a xlink:type="simple" xlink:href="http://appimage.org/" text:style-name="Internet_20_link" text:visited-style-name="Visited_20_Internet_20_Link">Appimages</text:a><text:span text:style-name="T10"> y </text:span><text:a xlink:type="simple" xlink:href="https://en.wikipedia.org/wiki/Flatpak" text:style-name="Internet_20_link" text:visited-style-name="Visited_20_Internet_20_Link">flatpacks</text:a><text:span text:style-name="T10"> son paquetes auto-contenidos que no necesitan ser instalado</text:span><text:span text:style-name="T18">s</text:span><text:span text:style-name="T10">, solamente descargarlo y hacerlo ejecutable (clic derecha &gt; Permisos). Algunas de estos ya existe</text:span><text:span text:style-name="T18">n</text:span><text:span text:style-name="T10"> y se espera que más </text:span><text:span text:style-name="T18">estén</text:span><text:span text:style-name="T10"> disponible</text:span><text:span text:style-name="T18">s</text:span><text:span text:style-name="T10"> en el futuro para distribuciones de software.</text:span></text:p>
      <text:h text:style-name="P23" text:outline-level="3"><text:bookmark text:name="toc-Subsubsection-5.5.4"/>5.5.4 <text:tab/>Métodos del CLI</text:h>
      <text:p text:style-name="P6"><text:span text:style-name="T42">I</text:span>gualmente <text:span text:style-name="T42">es </text:span>posible utilizar la línea de comandos para instalar, remover, actualizar, cambiar repositorios y generalmente manejar paquetes. En vez de iniciar Synaptic para realizar tareas comunes, por ejemplo, muchos usuarios solo abre<text:span text:style-name="T42">n</text:span> un<text:span text:style-name="T42">a</text:span> terminal, <text:span text:style-name="T42">se </text:span>vuelve r<text:span text:style-name="T42">oot</text:span> y utiliza<text:span text:style-name="T42">n</text:span> uno de estos comandos (privilegios de r<text:span text:style-name="T42">oot</text:span> son requeridos)</text:p>
      <text:p text:style-name="P7"><text:span text:style-name="T7">Tabla 5: Comandos comunes para manejar paquetes</text:span> </text:p>
      <table:table table:name="Table6" table:style-name="Table6" table:template-name="1_MXUM">
        <table:table-column table:style-name="Table6.A"/>
        <table:table-column table:style-name="Table6.B"/>
        <table:table-row table:style-name="Table6.1">
          <table:table-cell table:style-name="Table6.A1" office:value-type="string">
            <text:p text:style-name="P15"><text:span text:style-name="T6">Comando</text:span> </text:p>
          </table:table-cell>
          <table:table-cell table:style-name="Table6.B1" office:value-type="string">
            <text:p text:style-name="P15"><text:span text:style-name="T6">Acción</text:span> </text:p>
          </table:table-cell>
        </table:table-row>
        <table:table-row table:style-name="Table6.1">
          <table:table-cell table:style-name="Table6.A2" office:value-type="string">
            <text:p text:style-name="P16"><text:span text:style-name="T2">apt install nombrepaquete</text:span> </text:p>
          </table:table-cell>
          <table:table-cell table:style-name="Table6.B2" office:value-type="string">
            <text:p text:style-name="P16">Instalar un cierto paquete</text:p>
          </table:table-cell>
        </table:table-row>
        <table:table-row table:style-name="Table6.1">
          <table:table-cell table:style-name="Table6.A2" office:value-type="string">
            <text:p text:style-name="P16"><text:span text:style-name="T2">apt remove nombrepaquete</text:span> </text:p>
          </table:table-cell>
          <table:table-cell table:style-name="Table6.B2" office:value-type="string">
            <text:p text:style-name="P16">Remover un cierto paquete</text:p>
          </table:table-cell>
        </table:table-row>
        <table:table-row table:style-name="Table6.1">
          <table:table-cell table:style-name="Table6.A2" office:value-type="string">
            <text:p text:style-name="P16"><text:span text:style-name="T2">apt purge nombrepaquete</text:span> </text:p>
          </table:table-cell>
          <table:table-cell table:style-name="Table6.B2" office:value-type="string">
            <text:p text:style-name="P16">Completamente remover un cierto paquete (pero no los datos de <text:soft-page-break/>configuración en /home)</text:p>
          </table:table-cell>
        </table:table-row>
        <table:table-row table:style-name="Table6.1">
          <table:table-cell table:style-name="Table6.A2" office:value-type="string">
            <text:p text:style-name="P16"><text:span text:style-name="T2">apt autoremove</text:span> </text:p>
          </table:table-cell>
          <table:table-cell table:style-name="Table6.B2" office:value-type="string">
            <text:p text:style-name="P16">Limpiar paquetes remanentes después de una remoción</text:p>
          </table:table-cell>
        </table:table-row>
        <table:table-row table:style-name="Table6.1">
          <table:table-cell table:style-name="Table6.A2" office:value-type="string">
            <text:p text:style-name="P16"><text:span text:style-name="T2">apt update</text:span> </text:p>
          </table:table-cell>
          <table:table-cell table:style-name="Table6.B2" office:value-type="string">
            <text:p text:style-name="P16">Refrescar la lista de paquetes de los repos</text:p>
          </table:table-cell>
        </table:table-row>
        <table:table-row table:style-name="Table6.1">
          <table:table-cell table:style-name="Table6.A2" office:value-type="string">
            <text:p text:style-name="P16"><text:span text:style-name="T2">apt upgrade</text:span> </text:p>
          </table:table-cell>
          <table:table-cell table:style-name="Table6.B2" office:value-type="string">
            <text:p text:style-name="P16">Instalar todas las actualizaciones disponibles</text:p>
          </table:table-cell>
        </table:table-row>
        <table:table-row table:style-name="Table6.1">
          <table:table-cell table:style-name="Table6.A2" office:value-type="string">
            <text:p text:style-name="P16"><text:span text:style-name="T2">apt dist-upgrade</text:span> </text:p>
          </table:table-cell>
          <table:table-cell table:style-name="Table6.B2" office:value-type="string">
            <text:p text:style-name="P16">Inteligentemente manejar dependencias cambiantes con nuevas versiones de paquetes</text:p>
          </table:table-cell>
        </table:table-row>
      </table:table>
      <text:p text:style-name="P3"/>
      <text:h text:style-name="P25" text:outline-level="3" text:is-list-header="true"><text:bookmark text:name="toc-Subsubsection-5.5.5"/>5.5.5 <text:tab/>Más métodos para instalación</text:h>
      <text:p text:style-name="P2">Tarde o temprano algún software que dese<text:span text:style-name="T43">e</text:span> instalar no <text:span text:style-name="T43">estará</text:span> disponible en los repositorios y puede ser que t<text:span text:style-name="T43">enga</text:span> que utilizar otros métodos. Estos métodos incluye<text:span text:style-name="T43">n</text:span>:</text:p>
      <text:list xml:id="list3889088842" text:style-name="L11">
        <text:list-item>
          <text:p text:style-name="P41">Paquetes RPM: Algunas distribuciones de Linux utiliza el sistema de paquetes RPM. Paquetes RPM <text:span text:style-name="T43">son </text:span>similares a paquetes *.deb en muchas maneras, y existe un programa de la línea de comando disponible desde MX Linux para convertir paquetes RPM a paquetes deb llamado, <text:span text:style-name="T2">alien</text:span>. No está instalado de manera predeterminado, pero est<text:span text:style-name="T43">á</text:span> disponible desde los repositorios predeterminados Una vez instalado en el sistema, puede usarlo para instalar un paquete RPM con este comando (como raíz): <text:span text:style-name="T2">alien -i nombrepaquete.rpm</text:span>. Esa creará un fichero *.deb con el mismo nombre en la misma carpeta de fichero RPM que puede instalar como <text:span text:style-name="T43">se </text:span>ha descrit<text:span text:style-name="T43">o</text:span> arriba. Para información más detallada sobre alien, ver la versión de Internet de su página man en la sección de Enlaces al fondo de esta página.</text:p>
        </text:list-item>
        <text:list-item>
          <text:p text:style-name="P41">Código fuente: Una programa de código libre puede ser compilado desde el código fuente original del programador si no hay otra opción. En circunstancias ideales, est<text:span text:style-name="T43">a</text:span> es actualmente una operación bastante sencilla pero a vece, se encuentran errores que puede requerir más habilidad para lograr compilarlo. La Fuente es usualmente distribu<text:span text:style-name="T43">ída</text:span> como un fichero tarball (.tar.gz ó .tar.bz2) Ver los Enlaces para un tutorial en como compilar programas.</text:p>
        </text:list-item>
        <text:list-item>
          <text:p text:style-name="P41">Miscelánea: Muchos desarrollares empaquet<text:span text:style-name="T43">an</text:span> su software <text:span text:style-name="T43">a</text:span> sus propias maneras personalizadas, y usualmente <text:span text:style-name="T45">distribuida</text:span> en ficheros de tarballs o zip. Puede contener scripts de consola para configurar, binarios listo<text:span text:style-name="T43">s</text:span> para ejecutar, o un programa de instalación binario similar a los programas, setup.exe de Windows. En Linux, tales programas suele<text:span text:style-name="T43">n</text:span> termina<text:span text:style-name="T43">r</text:span> en .bin. Google_Earth, por ejemplo, es frecuentemente distribuido así. Cuando t<text:span text:style-name="T43">enga</text:span> dudas, consult<text:span text:style-name="T43">e</text:span> las instrucciones de instalación provista<text:span text:style-name="T43">s</text:span> con el software. </text:p>
        </text:list-item>
      </text:list>
      <text:h text:style-name="P25" text:outline-level="3" text:is-list-header="true"><text:bookmark text:name="toc-Subsubsection-5.5.6"/><text:soft-page-break/>5.5.6 <text:tab/>Enlaces</text:h>
      <text:list xml:id="list2308951211" text:style-name="L12">
        <text:list-item>
          <text:p text:style-name="P43"><text:a xlink:type="simple" xlink:href="https://mxlinux.org/wiki/applications-system/synaptic-errors" text:style-name="Internet_20_link" text:visited-style-name="Visited_20_Internet_20_Link"><text:span text:style-name="T11">MX/antiX Wiki: Errores de Synaptic </text:span></text:a></text:p>
        </text:list-item>
        <text:list-item>
          <text:p text:style-name="P43"><text:a xlink:type="simple" xlink:href="https://mxlinux.org/wiki/system/installing-software" text:style-name="Internet_20_link" text:visited-style-name="Visited_20_Internet_20_Link">MX/antiX Wiki: Instalando Software</text:a><text:span text:style-name="T11"> </text:span></text:p>
        </text:list-item>
        <text:list-item>
          <text:p text:style-name="P43"><text:a xlink:type="simple" xlink:href="https://mxlinux.org/wiki/system/compiling" text:style-name="Internet_20_link" text:visited-style-name="Visited_20_Internet_20_Link">MX/antiX Wiki: Compilación</text:a><text:span text:style-name="T11"> </text:span></text:p>
        </text:list-item>
        <text:list-item>
          <text:p text:style-name="P43"><text:a xlink:type="simple" xlink:href="https://launchpad.net/gdebi%20" text:style-name="Internet_20_link" text:visited-style-name="Visited_20_Internet_20_Link">Gdebi</text:a><text:span text:style-name="T11"> </text:span></text:p>
        </text:list-item>
        <text:list-item>
          <text:p text:style-name="P44"><text:a xlink:type="simple" xlink:href="http://www.debian.org/doc/FAQ/ch-pkgtools.en.html%20" text:style-name="Internet_20_link" text:visited-style-name="Visited_20_Internet_20_Link"><text:span text:style-name="T11">Las herramientas Debian para manejar paquetes</text:span></text:a></text:p>
        </text:list-item>
        <text:list-item>
          <text:p text:style-name="P44"><text:a xlink:type="simple" xlink:href="../•%20http://www.debian.org/doc/FAQ/ch-pkgtools.en.html" text:style-name="Internet_20_link" text:visited-style-name="Visited_20_Internet_20_Link">Herramientas Debian para manejar paquetes</text:a><text:span text:style-name="T11"> </text:span></text:p>
        </text:list-item>
        <text:list-item>
          <text:p text:style-name="P44"><text:a xlink:type="simple" xlink:href="https://www.debian.org/doc/manuals/apt-guide/ch2.en.html" text:style-name="Internet_20_link" text:visited-style-name="Visited_20_Internet_20_Link">Guía de Debian APT</text:a><text:span text:style-name="T11"> </text:span></text:p>
        </text:list-item>
        <text:list-item>
          <text:p text:style-name="P43"><text:a xlink:type="simple" xlink:href="https://www.debian.org/doc/manuals/apt-guide/ch2.en.html" text:style-name="Internet_20_link" text:visited-style-name="Visited_20_Internet_20_Link">Guía de Debian APT</text:a><text:span text:style-name="T11"> </text:span></text:p>
        </text:list-item>
        <text:list-item>
          <text:p text:style-name="P43"><text:a xlink:type="simple" xlink:href="https://en.wikipedia.org/wiki/Alien_%28software%29" text:style-name="Internet_20_link" text:visited-style-name="Visited_20_Internet_20_Link">Wikipedia: Alien</text:a><text:span text:style-name="T11">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in" fo:margin-bottom="0.0799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1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5:26.126018565</meta:creation-date>
    <dc:date>2018-02-26T07:42:32.876713727</dc:date>
    <meta:editing-duration>PT1H55M24S</meta:editing-duration>
    <meta:editing-cycles>26</meta:editing-cycles>
    <meta:generator>LibreOffice/5.4.4.2$Linux_X86_64 LibreOffice_project/2524958677847fb3bb44820e40380acbe820f960</meta:generator>
    <meta:document-statistic meta:table-count="1" meta:image-count="7" meta:object-count="0" meta:page-count="15" meta:paragraph-count="172" meta:word-count="3740" meta:character-count="23743" meta:non-whitespace-character-count="20168"/>
  </office:meta>
</office:document-meta>
</file>